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e414" officeooo:paragraph-rsid="001ae414"/>
    </style:style>
    <style:style style:name="P2" style:family="paragraph" style:parent-style-name="Standard">
      <style:paragraph-properties fo:text-align="center" style:justify-single-word="false"/>
      <style:text-properties officeooo:rsid="001ae414" officeooo:paragraph-rsid="001ae414"/>
    </style:style>
    <style:style style:name="P3" style:family="paragraph" style:parent-style-name="Standard">
      <style:text-properties officeooo:rsid="001b7dc9" officeooo:paragraph-rsid="001b7dc9"/>
    </style:style>
    <style:style style:name="P4" style:family="paragraph" style:parent-style-name="Standard">
      <style:text-properties officeooo:rsid="001b8ed5" officeooo:paragraph-rsid="001b8ed5"/>
    </style:style>
    <style:style style:name="P5" style:family="paragraph" style:parent-style-name="Standard">
      <style:text-properties fo:font-weight="bold" officeooo:rsid="001b7dc9" officeooo:paragraph-rsid="001b7dc9" style:font-weight-asian="bold" style:font-weight-complex="bold"/>
    </style:style>
    <style:style style:name="P6" style:family="paragraph" style:parent-style-name="Standard">
      <style:paragraph-properties fo:text-align="center" style:justify-single-word="false"/>
      <style:text-properties fo:font-weight="bold" officeooo:rsid="001b7dc9" officeooo:paragraph-rsid="001b8ed5" style:font-weight-asian="bold" style:font-weight-complex="bold"/>
    </style:style>
    <style:style style:name="P7" style:family="paragraph" style:parent-style-name="Standard">
      <style:text-properties fo:font-weight="bold" officeooo:rsid="001b8ed5" officeooo:paragraph-rsid="001b8ed5" style:font-weight-asian="bold" style:font-weight-complex="bold"/>
    </style:style>
    <style:style style:name="P8" style:family="paragraph" style:parent-style-name="Standard">
      <style:paragraph-properties fo:text-align="center" style:justify-single-word="false"/>
      <style:text-properties fo:font-weight="bold" officeooo:rsid="001ae414" officeooo:paragraph-rsid="001ae414" style:font-weight-asian="bold" style:font-weight-complex="bold"/>
    </style:style>
    <style:style style:name="P9" style:family="paragraph" style:parent-style-name="Standard">
      <style:paragraph-properties fo:text-align="center" style:justify-single-word="false"/>
      <style:text-properties fo:font-weight="bold" officeooo:rsid="001ae414" officeooo:paragraph-rsid="001b8ed5" style:font-weight-asian="bold" style:font-weight-complex="bold"/>
    </style:style>
    <style:style style:name="P10" style:family="paragraph" style:parent-style-name="Standard">
      <style:text-properties officeooo:rsid="001b7dc9" officeooo:paragraph-rsid="001ae414"/>
    </style:style>
    <style:style style:name="T1" style:family="text">
      <style:text-properties style:text-position="super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officeooo:rsid="001b8e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Artificial Intelligence for Robotics</text:p>
      <text:p text:style-name="P9">Week 5</text:p>
      <text:p text:style-name="P9"/>
      <text:p text:style-name="P9">Assignment</text:p>
      <text:p text:style-name="P9"/>
      <text:p text:style-name="P6">Submitted by Patrick Nagel and Kiran Vasudev</text:p>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1<text:span text:style-name="T3">. Describe an example state space or problem in which iterative deepening search performs much worse than depth-first search.</text:span></text:p>
      <text:p text:style-name="P1"/>
      <text:p text:style-name="P1">IDDFS would perform worse than DFS when the branching factor of the state space is very less, for example if the branching factor of the tree is always 1, then in DFS the number of states visited are O(n) whereas the IDDFS will visit O(n(n+1)<text:span text:style-name="T1">2 </text:span><text:span text:style-name="T2">/2</text:span>) states, which is O(n<text:span text:style-name="T1">2</text:span>).</text:p>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9:40:35.396536319</meta:creation-date>
    <dc:date>2016-05-08T21:10:36.815623904</dc:date>
    <meta:editing-duration>PT7M8S</meta:editing-duration>
    <meta:editing-cycles>2</meta:editing-cycles>
    <meta:generator>LibreOffice/4.2.8.2$Linux_X86_64 LibreOffice_project/420m0$Build-2</meta:generator>
    <meta:document-statistic meta:table-count="0" meta:image-count="0" meta:object-count="0" meta:page-count="2" meta:paragraph-count="6" meta:word-count="83" meta:character-count="493" meta:non-whitespace-character-count="416"/>
  </office:meta>
</office:document-meta>
</file>